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4.542cm"/>
    </style:style>
    <style:style style:name="co4" style:family="table-column">
      <style:table-column-properties fo:break-before="auto" style:column-width="6.7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fals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ffffff" fo:background-color="#3465a4" style:text-align-source="fix" style:repeat-content="false" fo:border-left="none" fo:border-right="0.06pt solid #ffffff" fo:border-top="none" style:vertical-align="middle"/>
      <style:paragraph-properties fo:text-align="center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729fcf" style:text-align-source="fix" style:repeat-content="false" fo:border="0.06pt solid #ffffff" style:vertical-align="middl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fo:background-color="#3465a4" style:text-align-source="fix" style:repeat-content="false" fo:border="0.06pt solid #ffffff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ackground-color="#729fcf" style:text-align-source="fix" style:repeat-content="false" fo:border="0.06pt solid #ffffff" style:vertical-align="middle"/>
      <style:paragraph-properties fo:text-align="start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ID №1</text:p>
          </table:table-cell>
          <table:table-cell table:style-name="ce4" office:value-type="string" calcext:value-type="string" table:number-columns-spanned="4" table:number-rows-spanned="2">
            <text:p>Необработанное исключение для поля «Пароль», если пароль состоит из 64000 символов</text:p>
          </table:table-cell>
          <table:covered-table-cell table:number-columns-repeated="3"/>
        </table:table-row>
        <table:table-row table:style-name="ro1">
          <table:covered-table-cell table:style-name="ce2"/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Серьезность: Critical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</table:table-row>
        <table:table-row table:style-name="ro1">
          <table:covered-table-cell table:style-name="ce2"/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Шаги воспроизведения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1. Открыть страницу https://b2c.passport.rt.ru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2. Ввести в поле «Мобильный телефон» строку «9136756313»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3. Ввести в поле «Пароль» любую строку состоящую из 64000 символов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5. Нажать кнопку «Войти»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Результат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1">
            <text:p>Вывод сообщения «SQL limit value of FIELD „PASSWORD“ 3200“ CHAR no LEN»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Вывод сообщения об ошибке «Неверный пароль»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ID №2</text:p>
          </table:table-cell>
          <table:table-cell table:style-name="ce4" office:value-type="string" calcext:value-type="string" table:number-columns-spanned="4" table:number-rows-spanned="2">
            <text:p>Нет перехода на страницу авторизации, если выбрана авторизация через аккаунт Google</text:p>
          </table:table-cell>
          <table:covered-table-cell table:number-columns-repeated="3"/>
        </table:table-row>
        <table:table-row table:style-name="ro1">
          <table:covered-table-cell table:style-name="ce2"/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Серьезность: Blocked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</table:table-row>
        <table:table-row table:style-name="ro1">
          <table:covered-table-cell table:style-name="ce2"/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Шаги воспроизведения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1. Открыть страницу https://b2c.passport.rt.ru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2. Нажать на иконку «Google» 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Результат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Открывается пустое окно, нет перехода на страницу авторизации через google аккаунт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Открывается окно авторизации через google аккаунт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ID №3</text:p>
          </table:table-cell>
          <table:table-cell table:style-name="ce4" office:value-type="string" calcext:value-type="string" table:number-columns-spanned="4" table:number-rows-spanned="2">
            <text:p>Не приходит письмо с кодом восстановления пароля для зарегистрированного email</text:p>
          </table:table-cell>
          <table:covered-table-cell table:number-columns-repeated="3"/>
        </table:table-row>
        <table:table-row table:style-name="ro1">
          <table:covered-table-cell table:style-name="ce2"/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Серьезность: Blocked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Восстановление пароля</text:p>
          </table:table-cell>
          <table:covered-table-cell/>
        </table:table-row>
        <table:table-row table:style-name="ro1">
          <table:covered-table-cell table:style-name="ce2"/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Шаги воспроизведения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1. Открыть страницу https://b2c.passport.rt.ru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2. Нажать на кнопку «Забыл пароль»</text:p>
          </table:table-cell>
          <table:covered-table-cell table:number-columns-repeated="4"/>
        </table:table-row>
        <table:table-row table:style-name="ro5">
          <table:table-cell office:value-type="string" calcext:value-type="string" table:number-columns-spanned="5" table:number-rows-spanned="1">
            <text:p>3. Ввести в поле «Мобильный телефон» строку «<text:a xlink:href="mailto:nikolaeva@corp.rt.com" xlink:type="simple">nikolaeva@corp.rt.com</text:a>»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4. Ввести капчу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5. Нажать на кнопку «Продолжить»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Результат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1">
            <text:p>На указанный email код не пришел, было ожидание 10, 30, 60 минут 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1">
            <text:p>На указанный email пришел код для формы восстановления пароля к личному кабинету 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1:14:39.485000000</meta:creation-date>
    <dc:date>2023-05-18T11:54:50.928000000</dc:date>
    <meta:editing-duration>PT40M10S</meta:editing-duration>
    <meta:editing-cycles>5</meta:editing-cycles>
    <meta:generator>LibreOffice/7.5.1.2$Windows_X86_64 LibreOffice_project/fcbaee479e84c6cd81291587d2ee68cba099e129</meta:generator>
    <meta:document-statistic meta:table-count="1" meta:cell-count="41" meta:object-count="0"/>
  </office:meta>
</office:document-meta>
</file>